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Największa:</text:p>
          </table:table-cell>
          <table:table-cell table:formula="of:=MAX([.A1:.J1])" office:value-type="float" office:value="567" calcext:value-type="float">
            <text:p>56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ajmniejsza:</text:p>
          </table:table-cell>
          <table:table-cell table:formula="of:=MIN([.A1:.J1])"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Średnia:</text:p>
          </table:table-cell>
          <table:table-cell table:formula="of:=AVERAGE([.A1:.J1])" office:value-type="float" office:value="113.3" calcext:value-type="float">
            <text:p>113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2:16:44.458665007</dc:date>
    <meta:editing-duration>PT1M8S</meta:editing-duration>
    <meta:editing-cycles>1</meta:editing-cycles>
    <meta:document-statistic meta:table-count="1" meta:cell-count="16" meta:object-count="0"/>
    <meta:generator>LibreOffice/5.2.6.2$Linux_X86_64 LibreOffice_project/20m0$Build-2</meta:generator>
  </office:meta>
</office:document-meta>
</file>